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0000002D040881AE6A89FDA32.png" manifest:media-type="image/png"/>
  <manifest:file-entry manifest:full-path="Pictures/100002010000059200000263C4347138C2DB0AB1.png" manifest:media-type="image/png"/>
  <manifest:file-entry manifest:full-path="Pictures/100002010000058F0000029D21D10D5B833A123F.png" manifest:media-type="image/png"/>
  <manifest:file-entry manifest:full-path="Pictures/1000020100000591000002A329CBFFF50D393D83.png" manifest:media-type="image/png"/>
  <manifest:file-entry manifest:full-path="Pictures/1000020100000594000002D51D49E789E363BC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91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3.2799in" draw:z-index="0"><draw:image xlink:href="Pictures/1000020100000591000002A329CBFFF50D393D83.png" xlink:type="simple" xlink:show="embed" xlink:actuate="onLoad" loext:mime-type="image/png"/></draw:frame></text:p>
      <text:p text:style-name="P1"><draw:frame draw:style-name="fr1" draw:name="Image2" text:anchor-type="paragraph" svg:width="6.9252in" svg:height="3.5154in" draw:z-index="1"><draw:image xlink:href="Pictures/1000020100000594000002D51D49E789E363BCBC.png" xlink:type="simple" xlink:show="embed" xlink:actuate="onLoad" loext:mime-type="image/png"/></draw:frame></text:p>
      <text:p text:style-name="P1"><draw:frame draw:style-name="fr2" draw:name="Image3" text:anchor-type="paragraph" svg:width="6.9252in" svg:height="3.5016in" draw:z-index="2"><draw:image xlink:href="Pictures/1000020100000590000002D040881AE6A89FDA32.png" xlink:type="simple" xlink:show="embed" xlink:actuate="onLoad" loext:mime-type="image/png"/></draw:frame><text:soft-page-break/></text:p>
      <text:p text:style-name="P1"><draw:frame draw:style-name="fr1" draw:name="Image4" text:anchor-type="paragraph" svg:width="6.9252in" svg:height="3.2555in" draw:z-index="3"><draw:image xlink:href="Pictures/100002010000058F0000029D21D10D5B833A123F.png" xlink:type="simple" xlink:show="embed" xlink:actuate="onLoad" loext:mime-type="image/png"/></draw:frame></text:p>
      <text:p text:style-name="P1"><draw:frame draw:style-name="fr1" draw:name="Image5" text:anchor-type="paragraph" svg:width="6.9252in" svg:height="2.9665in" draw:z-index="4"><draw:image xlink:href="Pictures/100002010000059200000263C4347138C2DB0AB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21:55:59.341403896</meta:creation-date>
    <dc:date>2020-07-20T22:01:28.236667946</dc:date>
    <meta:editing-duration>PT5M32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